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ifier.isFinal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odifier.isPrivate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odifier.isPublic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odifier.isNative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odifier.isInterface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odifier.isStrict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odifier.isProtected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odifier.toString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odifier.isVolatile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odifier.isStatic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odifier.isSynchronized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odifier.Mod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odifier.isAbstract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odifier.isTransient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